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800000078C68B35E9B75EF8CB.png" manifest:media-type="image/png"/>
  <manifest:file-entry manifest:full-path="Pictures/100002010000012C0000012C208078F2EFCAE0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ff3333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937cm" svg:height="7.937cm" svg:x="6.964cm" svg:y="10.159cm">
          <draw:image xlink:href="Pictures/100002010000012C0000012C208078F2EFCAE0B1.png" xlink:type="simple" xlink:show="embed" xlink:actuate="onLoad">
            <text:p/>
          </draw:image>
        </draw:frame>
        <draw:line draw:style-name="gr2" draw:text-style-name="P1" draw:layer="layout" svg:x1="10.908cm" svg:y1="14.133cm" svg:x2="10.246cm" svg:y2="10.55cm">
          <text:p/>
        </draw:line>
        <draw:line draw:style-name="gr2" draw:text-style-name="P1" draw:layer="layout" svg:x1="10.891cm" svg:y1="14.147cm" svg:x2="10.906cm" svg:y2="10.525cm">
          <text:p/>
        </draw:line>
        <draw:line draw:style-name="gr2" draw:text-style-name="P1" draw:layer="layout" svg:x1="10.891cm" svg:y1="14.147cm" svg:x2="11.541cm" svg:y2="10.525cm">
          <text:p/>
        </draw:line>
        <draw:line draw:style-name="gr2" draw:text-style-name="P1" draw:layer="layout" svg:x1="10.891cm" svg:y1="14.147cm" svg:x2="12.176cm" svg:y2="10.652cm">
          <text:p/>
        </draw:line>
        <draw:frame draw:style-name="gr3" draw:text-style-name="P2" draw:layer="layout" svg:width="1.159cm" svg:height="1.159cm" svg:x="9.62cm" svg:y="9.177cm">
          <draw:image xlink:href="Pictures/100002010000007800000078C68B35E9B75EF8CB.png" xlink:type="simple" xlink:show="embed" xlink:actuate="onLoad">
            <text:p/>
          </draw:image>
        </draw:frame>
        <draw:frame draw:style-name="gr3" draw:text-style-name="P2" draw:layer="layout" svg:width="1.159cm" svg:height="1.159cm" svg:x="10.328cm" svg:y="9.101cm">
          <draw:image xlink:href="Pictures/100002010000007800000078C68B35E9B75EF8CB.png" xlink:type="simple" xlink:show="embed" xlink:actuate="onLoad">
            <text:p/>
          </draw:image>
        </draw:frame>
        <draw:frame draw:style-name="gr3" draw:text-style-name="P2" draw:layer="layout" svg:width="1.159cm" svg:height="1.159cm" svg:x="11.085cm" svg:y="9.177cm">
          <draw:image xlink:href="Pictures/100002010000007800000078C68B35E9B75EF8CB.png" xlink:type="simple" xlink:show="embed" xlink:actuate="onLoad">
            <text:p/>
          </draw:image>
        </draw:frame>
        <draw:frame draw:style-name="gr3" draw:text-style-name="P2" draw:layer="layout" svg:width="1.159cm" svg:height="1.159cm" svg:x="11.817cm" svg:y="9.353cm">
          <draw:image xlink:href="Pictures/100002010000007800000078C68B35E9B75EF8C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5:23:58.520382413</meta:creation-date>
    <dc:date>2017-04-29T16:03:53.656302192</dc:date>
    <meta:editing-duration>PT5M56S</meta:editing-duration>
    <meta:editing-cycles>2</meta:editing-cycles>
    <meta:generator>LibreOffice/5.3.2.2$Linux_X86_64 LibreOffice_project/30m0$Build-2</meta:generator>
    <meta:document-statistic meta:object-count="9"/>
  </office:meta>
</office:document-meta>
</file>